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First page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Second page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Third page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/>
    <dc:creator/>
    <meta:creation-date>2015-06-05T18:17:20Z</meta:creation-date>
    <dc:date>2020-12-18T18:43:17Z</dc:date>
  </office:meta>
</office:document-meta>
</file>